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2.224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erif" fo:font-size="12pt"/>
    </style:style>
    <style:style style:name="P3" style:family="paragraph" style:parent-style-name="Standard">
      <style:paragraph-properties style:writing-mode="lr-tb"/>
      <style:text-properties style:font-name="serif" fo:font-size="12pt" officeooo:paragraph-rsid="0008c1a2"/>
    </style:style>
    <style:style style:name="P4" style:family="paragraph" style:parent-style-name="Standard">
      <style:text-properties fo:font-size="12pt" officeooo:paragraph-rsid="000ebb9a" style:font-size-asian="12pt" style:font-size-complex="12pt"/>
    </style:style>
    <style:style style:name="P5" style:family="paragraph" style:parent-style-name="Standard">
      <style:paragraph-properties style:writing-mode="lr-tb"/>
      <style:text-properties officeooo:rsid="000ebb9a" officeooo:paragraph-rsid="000ebb9a"/>
    </style:style>
    <style:style style:name="P6" style:family="paragraph" style:parent-style-name="Standard">
      <style:paragraph-properties style:writing-mode="lr-tb"/>
      <style:text-properties style:font-name="serif" fo:font-size="17.25p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 style:list-style-name="L1">
      <style:text-properties officeooo:paragraph-rsid="0008c1a2"/>
    </style:style>
    <style:style style:name="P8" style:family="paragraph" style:parent-style-name="Table_20_Contents" style:list-style-name="L1">
      <style:text-properties officeooo:rsid="00099d0b" officeooo:paragraph-rsid="00099d0b"/>
    </style:style>
    <style:style style:name="P9" style:family="paragraph" style:parent-style-name="Table_20_Contents" style:list-style-name="L2">
      <style:text-properties officeooo:rsid="00099d0b" officeooo:paragraph-rsid="000ba94e"/>
    </style:style>
    <style:style style:name="P10" style:family="paragraph" style:parent-style-name="Table_20_Contents" style:list-style-name="L2">
      <style:text-properties officeooo:rsid="000ba94e" officeooo:paragraph-rsid="000ba94e"/>
    </style:style>
    <style:style style:name="P11" style:family="paragraph" style:parent-style-name="Table_20_Contents" style:list-style-name="L3">
      <style:text-properties officeooo:rsid="000ba94e" officeooo:paragraph-rsid="000ba94e"/>
    </style:style>
    <style:style style:name="P12" style:family="paragraph" style:parent-style-name="Table_20_Contents" style:list-style-name="L3">
      <style:text-properties officeooo:rsid="000d7ade" officeooo:paragraph-rsid="000d7ade"/>
    </style:style>
    <style:style style:name="P13" style:family="paragraph" style:parent-style-name="Table_20_Contents">
      <style:text-properties fo:font-size="12pt" officeooo:paragraph-rsid="000ebb9a" style:font-size-asian="12pt" style:font-size-complex="12pt"/>
    </style:style>
    <style:style style:name="T1" style:family="text">
      <style:text-properties style:font-name="serif" fo:font-size="12pt"/>
    </style:style>
    <style:style style:name="T2" style:family="text">
      <style:text-properties officeooo:rsid="0008c1a2"/>
    </style:style>
    <style:style style:name="T3" style:family="text">
      <style:text-properties officeooo:rsid="00099d0b"/>
    </style:style>
    <style:style style:name="T4" style:family="text">
      <style:text-properties officeooo:rsid="000a0d26"/>
    </style:style>
    <style:style style:name="T5" style:family="text">
      <style:text-properties officeooo:rsid="000ba94e"/>
    </style:style>
    <style:style style:name="T6" style:family="text">
      <style:text-properties officeooo:rsid="000d7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97R_mcid0"/>CSC3003S Capstone Project — Stage One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4539897198064">
          <table:table-cell table:style-name="Table1.A1" office:value-type="string">
            <text:p text:style-name="P1"><text:bookmark text:name="page97R_mcid31"/><text:span text:style-name="T1">Project Abbreviation and </text:span><text:line-break/><text:span text:style-name="T1">Name</text:span></text:p>
            <text:p text:style-name="Table_20_Contents"/>
          </table:table-cell>
          <table:table-cell table:style-name="Table1.A1" office:value-type="string">
            <text:p text:style-name="P13">WGAME , Word Game</text:p>
          </table:table-cell>
        </table:table-row>
        <table:table-row table:style-name="TableLine94539897330112">
          <table:table-cell table:style-name="Table1.A1" office:value-type="string">
            <text:p text:style-name="P1"><text:bookmark text:name="page97R_mcid33"/><text:span text:style-name="T1">Client/Supervisor</text:span> <text:span text:style-name="T1">+ </text:span><text:line-break/><text:span text:style-name="T1">email</text:span></text:p>
            <text:p text:style-name="Table_20_Contents"/>
          </table:table-cell>
          <table:table-cell table:style-name="Table1.A1" office:value-type="string">
            <text:p text:style-name="P13">Dr Maria Keet</text:p>
            <text:p text:style-name="P4">maria.keet@uct.ac.za</text:p>
            <text:p text:style-name="P13"/>
          </table:table-cell>
        </table:table-row>
        <table:table-row table:style-name="TableLine94539897330464">
          <table:table-cell table:style-name="Table1.A1" office:value-type="string">
            <text:p text:style-name="P2"><text:bookmark text:name="page97R_mcid35"/>Tutor + email</text:p>
            <text:p text:style-name="Table_20_Contents"/>
          </table:table-cell>
          <table:table-cell table:style-name="Table1.A1" office:value-type="string">
            <text:p text:style-name="P13">Yash Ramsamy</text:p>
            <text:p text:style-name="P4">RMSYAS003@myuct.ac.za</text:p>
            <text:p text:style-name="P13"/>
          </table:table-cell>
        </table:table-row>
        <table:table-row table:style-name="TableLine945398973309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39897331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398973325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398973332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39897334064">
          <table:table-cell table:style-name="Table1.A1" office:value-type="string">
            <text:p text:style-name="P3">Team Leader<text:span text:style-name="T2">(Lunga Tsewu)</text:span></text:p>
          </table:table-cell>
          <table:table-cell table:style-name="Table1.A1" office:value-type="string">
            <text:list xml:id="list1361301053" text:style-name="L1">
              <text:list-item>
                <text:p text:style-name="P7"><text:span text:style-name="T2">Team leader reports to stakeholders, it is also assigned with job of </text:span>Presenting regular progress report<text:span text:style-name="T3">s </text:span><text:span text:style-name="T5">of a project</text:span><text:span text:style-name="T3">.</text:span></text:p>
              </text:list-item>
              <text:list-item>
                <text:p text:style-name="P7">Ensuring that the team adhere to development schedules and deadlines.</text:p>
              </text:list-item>
              <text:list-item>
                <text:p text:style-name="P8">Manages work rate of all team members and report if any problems arise, problems related to proje<text:span text:style-name="T4">ct or team members of the project.</text:span></text:p>
              </text:list-item>
            </text:list>
          </table:table-cell>
        </table:table-row>
        <table:table-row table:style-name="TableLine94539897334864">
          <table:table-cell table:style-name="Table1.A1" office:value-type="string">
            <text:p text:style-name="P2"><text:bookmark text:name="page97R_mcid49"/>Architect<text:span text:style-name="T2">(Kuhle Mxotwa)</text:span></text:p>
            <text:p text:style-name="Table_20_Contents"/>
          </table:table-cell>
          <table:table-cell table:style-name="Table1.A1" office:value-type="string">
            <text:list xml:id="list2254856569" text:style-name="L2">
              <text:list-item>
                <text:p text:style-name="P10">Responsible for monitoring and make product requirements are followed.</text:p>
              </text:list-item>
              <text:list-item>
                <text:p text:style-name="P10">Manages design and the overall blueprint of the product.</text:p>
              </text:list-item>
              <text:list-item>
                <text:p text:style-name="P9">Monitors overall progress of the project and check if goals are being met.</text:p>
              </text:list-item>
              <text:list-item>
                <text:p text:style-name="P10">Monitor development progress reports of project stages and report any problems to the leader.</text:p>
              </text:list-item>
            </text:list>
          </table:table-cell>
        </table:table-row>
        <table:table-row table:style-name="TableLine94539897335584">
          <table:table-cell table:style-name="Table1.A1" office:value-type="string">
            <text:p text:style-name="P2"><text:bookmark text:name="page97R_mcid51"/>Communicator<text:span text:style-name="T2">(Sipho Nkele)</text:span></text:p>
            <text:p text:style-name="Table_20_Contents"/>
          </table:table-cell>
          <table:table-cell table:style-name="Table1.A1" office:value-type="string">
            <text:list xml:id="list1436135673" text:style-name="L3">
              <text:list-item>
                <text:p text:style-name="P11">Note all meetings that that will be held by the team with each. other and with stake holders and make sure <text:span text:style-name="T6">all things that are important</text:span> noted down.</text:p>
              </text:list-item>
              <text:list-item>
                <text:p text:style-name="P11">Write schedule and note down tasks given to any group member.</text:p>
              </text:list-item>
              <text:list-item>
                <text:p text:style-name="P12">write project reports and development reports in between stages of the project and those reports are to be delivered to stakeholders.</text:p>
              </text:list-item>
            </text:list>
          </table:table-cell>
        </table:table-row>
        <table:table-row table:style-name="TableLine945398973363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9:35:35.093543747</meta:creation-date>
    <dc:date>2021-08-13T00:21:16.255710667</dc:date>
    <meta:editing-duration>PT1H19M1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200" meta:character-count="1224" meta:non-whitespace-character-count="1053"/>
  </office:meta>
</office:document-meta>
</file>